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6cm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8cm"/>
    </style:style>
    <style:style style:name="gr3" style:family="graphic" style:parent-style-name="standard">
      <style:graphic-properties draw:stroke="none" svg:stroke-color="#000000" draw:fill="none" draw:fill-color="#ffffff" fo:min-height="1.593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9.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407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cm" svg:x="1.5cm" svg:y="1.5cm">
          <text:p text:style-name="P1">BTC/USD in one da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5cm" svg:height="3cm" svg:x="1.5cm" svg:y="5cm">
          <text:p text:style-name="P1">ZEC/USD in one day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8.5cm" svg:height="5cm" svg:x="18cm" svg:y="9.943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xml:id="id6" draw:id="id6" draw:layer="layout" svg:width="4cm" svg:height="1.843cm" svg:x="8cm" svg:y="2.157cm">
          <draw:text-box>
            <text:p>Predict</text:p>
          </draw:text-box>
        </draw:frame>
        <draw:frame draw:style-name="gr4" draw:text-style-name="P2" draw:layer="layout" svg:width="2.5cm" svg:height="1.5cm" svg:x="8cm" svg:y="5.5cm">
          <draw:text-box>
            <text:p>Predict</text:p>
          </draw:text-box>
        </draw:frame>
        <draw:custom-shape draw:style-name="gr5" draw:text-style-name="P1" xml:id="id8" draw:id="id8" draw:layer="layout" svg:width="10cm" svg:height="4.5cm" svg:x="18.5cm" svg:y="2.343cm">
          <text:p text:style-name="P1">Predicted<text:line-break/>(ZEC/USD)/(BTC/USD)</text:p>
          <text:p text:style-name="P1">=</text:p>
          <text:p text:style-name="P1">ZEC/BTC</text:p>
          <draw:enhanced-geometry svg:viewBox="0 0 21600 21600" draw:type="rectangle" draw:enhanced-path="M 0 0 L 21600 0 21600 21600 0 21600 0 0 Z N"/>
        </draw:custom-shape>
        <draw:path draw:style-name="gr6" draw:text-style-name="P3" draw:layer="layout" svg:width="5.743cm" svg:height="6.594cm" draw:transform="skewX (9.83514751217438E-017) rotate (0.951204442336909) translate (17.6936622165801cm 13.0858901746886cm)" svg:viewBox="0 0 5744 6595" svg:d="M0 339c1533-972 1018 379 705 1123-343 813 2420-63 2029 1037-111 314-2026 1764-149 1063 549-206 1388 425 763 936-795 652 519 599 814 471 410-177 835-489 1321-225 866 471-689 1009-874 1053-541 131-403 1216 204 620l407-99 280-9">
          <text:p/>
        </draw:path>
        <draw:line draw:style-name="gr6" draw:text-style-name="P3" draw:layer="layout" svg:x1="18.5cm" svg:y1="13.4cm" svg:x2="27.2cm" svg:y2="13.4cm">
          <text:p/>
        </draw:line>
        <draw:line draw:style-name="gr6" draw:text-style-name="P3" draw:layer="layout" svg:x1="18.7cm" svg:y1="11.3cm" svg:x2="27.2cm" svg:y2="11.3cm">
          <text:p/>
        </draw:line>
        <draw:line draw:style-name="gr6" draw:text-style-name="P3" draw:layer="layout" svg:x1="22.5cm" svg:y1="9.943cm" svg:x2="22.5cm" svg:y2="16.443cm">
          <text:p/>
        </draw:line>
        <draw:frame draw:style-name="gr7" draw:text-style-name="P2" draw:layer="layout" svg:width="4.5cm" svg:height="1cm" svg:x="19cm" svg:y="16.443cm">
          <draw:text-box>
            <text:p>Current time</text:p>
          </draw:text-box>
        </draw:frame>
        <draw:line draw:style-name="gr6" draw:text-style-name="P3" draw:layer="layout" svg:x1="23.5cm" svg:y1="15.943cm" svg:x2="23.5cm" svg:y2="9.943cm">
          <text:p/>
        </draw:line>
        <draw:line draw:style-name="gr6" draw:text-style-name="P3" draw:layer="layout" svg:x1="25cm" svg:y1="14.943cm" svg:x2="25cm" svg:y2="8.943cm">
          <text:p/>
        </draw:line>
        <draw:frame draw:style-name="gr8" draw:text-style-name="P2" draw:layer="layout" svg:width="0.502cm" svg:height="0.954cm" svg:x="23.5cm" svg:y="15.943cm">
          <draw:text-box>
            <text:p/>
          </draw:text-box>
        </draw:frame>
        <draw:frame draw:style-name="gr9" draw:text-style-name="P2" draw:layer="layout" svg:width="4cm" svg:height="1.657cm" svg:x="23.5cm" svg:y="16.443cm">
          <draw:text-box>
            <text:p>Time to buy</text:p>
          </draw:text-box>
        </draw:frame>
        <draw:frame draw:style-name="gr9" draw:text-style-name="P2" draw:layer="layout" svg:width="4.5cm" svg:height="1.657cm" svg:x="23cm" svg:y="8.6cm">
          <draw:text-box>
            <text:p>Time to Sell</text:p>
          </draw:text-box>
        </draw:frame>
        <draw:custom-shape draw:style-name="gr1" draw:text-style-name="P1" xml:id="id3" draw:id="id3" draw:layer="layout" svg:width="6.5cm" svg:height="3cm" svg:x="1.5cm" svg:y="10.5cm">
          <text:p text:style-name="P1">BTC/USD in one month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cm" svg:height="3cm" svg:x="1.5cm" svg:y="14.5cm">
          <text:p text:style-name="P1">ZEC/USD in one month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5cm" svg:height="2cm" svg:x="12cm" svg:y="5cm">
          <text:p text:style-name="P1">ZECUSD Mode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5cm" svg:height="2cm" svg:x="12cm" svg:y="1.5cm">
          <text:p text:style-name="P1">BTCUSD Model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5cm" svg:height="2.5cm" svg:x="9cm" svg:y="13cm">
          <text:p text:style-name="P1">LSTM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8cm" svg:y1="16cm" svg:x2="9cm" svg:y2="14.25cm" draw:start-shape="id1" draw:start-glue-point="1" draw:end-shape="id2" draw:end-glue-point="3" svg:d="M8000 16000l1000-1750" svg:viewBox="0 0 1001 1751">
          <text:p/>
        </draw:connector>
        <draw:connector draw:style-name="gr12" draw:text-style-name="P3" draw:layer="layout" draw:type="line" svg:x1="8cm" svg:y1="12cm" svg:x2="9cm" svg:y2="14.25cm" draw:start-shape="id3" draw:start-glue-point="1" draw:end-shape="id2" svg:d="M8000 12000l1000 2250" svg:viewBox="0 0 1001 2251">
          <text:p/>
        </draw:connector>
        <draw:connector draw:style-name="gr12" draw:text-style-name="P3" draw:layer="layout" draw:type="line" svg:x1="11.5cm" svg:y1="13cm" svg:x2="12cm" svg:y2="2.5cm" draw:start-shape="id2" draw:start-glue-point="0" draw:end-shape="id4" draw:end-glue-point="3" svg:d="M11500 13000l500-10500" svg:viewBox="0 0 501 10501">
          <text:p/>
        </draw:connector>
        <draw:connector draw:style-name="gr12" draw:text-style-name="P3" draw:layer="layout" draw:type="line" svg:x1="14cm" svg:y1="14.25cm" svg:x2="14.5cm" svg:y2="7cm" draw:start-shape="id2" draw:start-glue-point="1" draw:end-shape="id5" draw:end-glue-point="2" svg:d="M14000 14250l500-7250" svg:viewBox="0 0 501 7251">
          <text:p/>
        </draw:connector>
        <draw:connector draw:style-name="gr12" draw:text-style-name="P3" draw:layer="layout" draw:type="line" svg:x1="8cm" svg:y1="3.078cm" svg:x2="12cm" svg:y2="2.5cm" draw:start-shape="id6" draw:start-glue-point="3" draw:end-shape="id4" draw:end-glue-point="3" svg:d="M8000 3078l4000-578" svg:viewBox="0 0 4001 579">
          <text:p/>
        </draw:connector>
        <draw:connector draw:style-name="gr12" draw:text-style-name="P3" draw:layer="layout" draw:type="line" svg:x1="8cm" svg:y1="6.5cm" svg:x2="12cm" svg:y2="6cm" draw:start-shape="id7" draw:start-glue-point="1" draw:end-shape="id5" draw:end-glue-point="3" svg:d="M8000 6500l4000-500" svg:viewBox="0 0 4001 501">
          <text:p/>
        </draw:connector>
        <draw:connector draw:style-name="gr12" draw:text-style-name="P3" draw:layer="layout" draw:type="line" svg:x1="17cm" svg:y1="2.5cm" svg:x2="18.5cm" svg:y2="4.593cm" draw:start-shape="id4" draw:start-glue-point="1" draw:end-shape="id8" svg:d="M17000 2500l1500 2093" svg:viewBox="0 0 1501 2094">
          <text:p/>
        </draw:connector>
        <draw:connector draw:style-name="gr12" draw:text-style-name="P3" draw:layer="layout" draw:type="line" svg:x1="17cm" svg:y1="6cm" svg:x2="18.5cm" svg:y2="4.593cm" draw:start-shape="id5" draw:start-glue-point="1" draw:end-shape="id8" draw:end-glue-point="3" svg:d="M17000 6000l1500-1407" svg:viewBox="0 0 1501 1408">
          <text:p/>
        </draw:connector>
        <draw:connector draw:style-name="gr12" draw:text-style-name="P3" draw:layer="layout" draw:type="line" svg:x1="23.5cm" svg:y1="6.843cm" svg:x2="22.25cm" svg:y2="9.943cm" draw:start-shape="id8" draw:start-glue-point="2" draw:end-shape="id9" svg:d="M23500 6843l-1250 3100" svg:viewBox="0 0 1251 3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45S</meta:editing-duration>
    <meta:editing-cycles>3</meta:editing-cycles>
    <meta:generator>LibreOffice/5.3.2.2$Windows_x86 LibreOffice_project/6cd4f1ef626f15116896b1d8e1398b56da0d0ee1</meta:generator>
    <dc:date>2017-08-06T08:37:38.397000000</dc:date>
    <meta:document-statistic meta:object-count="30"/>
  </office:meta>
</office:document-meta>
</file>